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25-10-18 1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25-07-26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25-07-19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25-05-10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25-04-22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25-01-18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24-11-17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24-10-19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24-07-27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24-04-27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24-02-15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24-01-24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23-10-29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23-09-02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23-07-25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23-06-11 1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23-05-20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23-01-21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22-12-19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22-10-29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22-08-02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22-06-06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22-04-26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22-02-08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21-11-03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21-07-28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21-04-27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21-02-10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20-11-02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20-08-26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20-08-06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20-05-06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20-02-10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19-11-06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19-08-12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19-08-07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19-05-29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19-05-08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19-02-19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19-02-04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18-12-12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18-10-29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18-09-27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18-07-26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18-05-07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18-04-16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18-02-19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18-01-25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17-11-02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17-08-08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17-05-24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17-05-10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17-01-30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16-11-15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16-08-09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16-05-16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16-03-30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16-02-03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15-11-12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15-09-15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15-07-29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15-05-06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15-02-12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14-11-18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14-08-04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14-04-30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14-02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13-11-19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13-08-26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13-06-2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13-05-08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13-02-14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12-11-14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12-08-22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12-05-10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12-02-21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11-11-08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11-08-17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11-05-03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11-02-16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10-11-08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10-08-12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10-05-19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10-02-16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09-11-09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09-07-29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09-05-13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09-02-11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08-11-17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08-08-20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08-05-05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08-01-30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07-11-05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07-08-22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07-05-02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07-02-06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06-11-02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06-08-02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06-05-11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06-02-08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05-11-02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05-08-02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05-05-05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05-02-02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04-10-2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04-08-11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04-05-18 2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04-02-25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0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03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03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03-02-06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0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02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02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0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0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01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01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01-02-09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00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00-06-07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2000-03-27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1999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1999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2L8</text:p>
          </table:table-cell>
          <table:table-cell office:value-type="string" calcext:value-type="string">
            <text:p>New Lake</text:p>
          </table:table-cell>
          <table:table-cell office:value-type="string" calcext:value-type="string">
            <text:p>1978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98" meta:object-count="0"/>
    <meta:user-defined meta:name="AppVersion">3.0</meta:user-defined>
  </office:meta>
</office:document-meta>
</file>